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727" officeooo:paragraph-rsid="00196727"/>
    </style:style>
    <style:style style:name="P2" style:family="paragraph" style:parent-style-name="Standard" style:list-style-name="L2">
      <style:text-properties officeooo:rsid="001b5143" officeooo:paragraph-rsid="001b5143"/>
    </style:style>
    <style:style style:name="P3" style:family="paragraph" style:parent-style-name="Standard" style:list-style-name="L1">
      <style:text-properties officeooo:rsid="001b5143" officeooo:paragraph-rsid="001b5143"/>
    </style:style>
    <style:style style:name="P4" style:family="paragraph" style:parent-style-name="Standard">
      <style:paragraph-properties fo:text-align="center" style:justify-single-word="false"/>
      <style:text-properties officeooo:rsid="001b5143" officeooo:paragraph-rsid="001b5143"/>
    </style:style>
    <style:style style:name="P5" style:family="paragraph" style:parent-style-name="Standard" style:list-style-name="L1">
      <style:text-properties officeooo:rsid="001c91d2" officeooo:paragraph-rsid="001c91d2"/>
    </style:style>
    <style:style style:name="P6" style:family="paragraph" style:parent-style-name="Standard">
      <style:text-properties officeooo:rsid="001c91d2" officeooo:paragraph-rsid="001c91d2"/>
    </style:style>
    <style:style style:name="P7" style:family="paragraph" style:parent-style-name="Standard" style:list-style-name="L2">
      <style:text-properties officeooo:rsid="001c91d2" officeooo:paragraph-rsid="001c91d2"/>
    </style:style>
    <style:style style:name="P8" style:family="paragraph" style:parent-style-name="Standard">
      <style:text-properties officeooo:rsid="001d4276" officeooo:paragraph-rsid="001d4276"/>
    </style:style>
    <style:style style:name="P9" style:family="paragraph" style:parent-style-name="Standard">
      <style:text-properties officeooo:rsid="00208602" officeooo:paragraph-rsid="00208602"/>
    </style:style>
    <style:style style:name="P10" style:family="paragraph" style:parent-style-name="Standard" style:list-style-name="L3">
      <style:text-properties officeooo:rsid="00208602" officeooo:paragraph-rsid="00208602"/>
    </style:style>
    <style:style style:name="P11" style:family="paragraph" style:parent-style-name="Standard" style:list-style-name="L3">
      <style:text-properties officeooo:rsid="0020faf3" officeooo:paragraph-rsid="0020faf3"/>
    </style:style>
    <style:style style:name="P12" style:family="paragraph" style:parent-style-name="Standard">
      <style:text-properties officeooo:rsid="0020faf3" officeooo:paragraph-rsid="0020faf3"/>
    </style:style>
    <style:style style:name="P13" style:family="paragraph" style:parent-style-name="Standard">
      <style:text-properties officeooo:rsid="00253629" officeooo:paragraph-rsid="00253629"/>
    </style:style>
    <style:style style:name="P14" style:family="paragraph" style:parent-style-name="Standard" style:list-style-name="L4">
      <style:text-properties officeooo:rsid="00253629" officeooo:paragraph-rsid="00253629"/>
    </style:style>
    <style:style style:name="P15" style:family="paragraph" style:parent-style-name="Standard" style:list-style-name="L5">
      <style:text-properties officeooo:rsid="00253629" officeooo:paragraph-rsid="002536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91d2" style:font-weight-asian="normal" style:font-weight-complex="normal"/>
    </style:style>
    <style:style style:name="T4" style:family="text">
      <style:text-properties fo:font-weight="normal" officeooo:rsid="001efb0a" style:font-weight-asian="normal" style:font-weight-complex="normal"/>
    </style:style>
    <style:style style:name="T5" style:family="text">
      <style:text-properties fo:font-weight="normal" officeooo:rsid="00208602" style:font-weight-asian="normal" style:font-weight-complex="normal"/>
    </style:style>
    <style:style style:name="T6" style:family="text">
      <style:text-properties fo:font-weight="normal" officeooo:rsid="0020faf3" style:font-weight-asian="normal" style:font-weight-complex="normal"/>
    </style:style>
    <style:style style:name="T7" style:family="text">
      <style:text-properties fo:font-weight="normal" officeooo:rsid="00253629" style:font-weight-asian="normal" style:font-weight-complex="normal"/>
    </style:style>
    <style:style style:name="T8" style:family="text">
      <style:text-properties officeooo:rsid="001b5143"/>
    </style:style>
    <style:style style:name="T9" style:family="text">
      <style:text-properties officeooo:rsid="001c91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p_breakdown_textual</text:p>
      <text:p text:style-name="P1"/>
      <text:p text:style-name="P1">admin → <text:span text:style-name="T8">creator</text:span> → <text:span text:style-name="T8">organiser</text:span>→ <text:span text:style-name="T8">worker</text:span></text:p>
      <text:p text:style-name="P1"/>
      <text:p text:style-name="P1"><text:span text:style-name="T8">Worker</text:span>:</text:p>
      <text:list xml:id="list2709080254" text:style-name="L1">
        <text:list-item>
          <text:p text:style-name="P3">Specialisation <text:span text:style-name="T9">field</text:span></text:p>
        </text:list-item>
        <text:list-item>
          <text:p text:style-name="P5">Basic account data and information</text:p>
        </text:list-item>
        <text:list-item>
          <text:p text:style-name="P5">Former Work information</text:p>
        </text:list-item>
        <text:list-item>
          <text:p text:style-name="P5">Comment section on the Worker’s profile wall – intended to allow the Worker’s coworkers, boss, … to comment the Worker’s performance, characteristics, their satisfaction of working with the Worker, etc...</text:p>
        </text:list-item>
      </text:list>
      <text:p text:style-name="P1"/>
      <text:p text:style-name="P6">Creators <text:span text:style-name="T1">CREATE</text:span><text:span text:style-name="T2"> festivals. To those festivals they assign Organisers. Implicitly Creators automatically also contain all the functionalities and abilities of the Creators for the festivals they have created.</text:span></text:p>
      <text:p text:style-name="P6"><text:span text:style-name="T2"/></text:p>
      <text:p text:style-name="P6"><text:span text:style-name="T2">Creators can create multiple festivals. It is important to note that Organisers can’t organise/operate concurrent festivals(-- check for any overlaps)</text:span></text:p>
      <text:p text:style-name="P6"><text:span text:style-name="T2"/></text:p>
      <text:p text:style-name="P1"><text:span text:style-name="T2">Festival:</text:span></text:p>
      <text:list xml:id="list3430239078" text:style-name="L2">
        <text:list-item>
          <text:p text:style-name="P2"><text:span text:style-name="T2">N</text:span><text:span text:style-name="T3">ame</text:span></text:p>
        </text:list-item>
        <text:list-item>
          <text:p text:style-name="P7"><text:span text:style-name="T2">Description</text:span></text:p>
        </text:list-item>
        <text:list-item>
          <text:p text:style-name="P7"><text:span text:style-name="T2">Location</text:span></text:p>
        </text:list-item>
        <text:list-item>
          <text:p text:style-name="P7"><text:span text:style-name="T2">Planned start-end time</text:span></text:p>
        </text:list-item>
      </text:list>
      <text:p text:style-name="P6"><text:span text:style-name="T2"/></text:p>
      <text:p text:style-name="P8"><text:span text:style-name="T2">Creators/</text:span><text:span text:style-name="T5">O</text:span><text:span text:style-name="T2">rganisers decide which Jobs need to be performed for the festival. </text:span><text:span text:style-name="T4">These Jobs require Workers to perform them. </text:span><text:span text:style-name="T5">The Jobs can be parallelised – the Creators/Organisers need to organise the sequence in which these Jobs are to be performed.</text:span></text:p>
      <text:p text:style-name="P8"><text:span text:style-name="T5"/></text:p>
      <text:p text:style-name="P9"><text:span text:style-name="T2">Job is constituted of multiple Activities that need to be conducted by the Workers. For each Job a one-day Licitation is held: Workers apply to these Licitations. At the end of the Period(1 day) the lowest bid Worker is hired to do the job(+upgrade potential: Organisers/Creators can choose Workers manually). Creators/Organisers can extend these Licitations by 1 day if they deem it necessary(+upgrade potential: they can extend it multiple times, and by partially arbitrary amount of time(the time amount should ne exactly be fully free to define as to prevent abuse)).</text:span></text:p>
      <text:p text:style-name="P9"><text:span text:style-name="T2"/></text:p>
      <text:p text:style-name="P9"><text:span text:style-name="T2">Licitation:</text:span></text:p>
      <text:list xml:id="list3570476098" text:style-name="L3">
        <text:list-item>
          <text:p text:style-name="P10"><text:span text:style-name="T2">A process where Workers apply to perform a certain Job at a certain Festival. A list of Workers shall be constructed. Organisers/Creators must </text:span><text:span text:style-name="T1">CONFIRM</text:span><text:span text:style-name="T2"> entries that they deem worthy/satisfactory. These Workers’ entries shall then compete for the final decision where the specified amount shall be accepted to perform the Job. </text:span></text:p>
        </text:list-item>
        <text:list-item>
          <text:p text:style-name="P10"><text:span text:style-name="T2">Transparency: Creators and Organisers </text:span><text:span text:style-name="T6">can both see Entries and Licitation Applications</text:span></text:p>
        </text:list-item>
        <text:list-item>
          <text:p text:style-name="P11"><text:span text:style-name="T2">Upon confirmation, an Unconfirmed Entry becomes a proper Licitation Application.</text:span></text:p>
        </text:list-item>
      </text:list>
      <text:p text:style-name="P12"><text:span text:style-name="T2"/></text:p>
      <text:p text:style-name="P12"><text:span text:style-name="T2">All registered Users can print Cards for specific Festivals. </text:span></text:p>
      <text:p text:style-name="P12"><text:span text:style-name="T1">One Festival and One User → One Card.</text:span><text:span text:style-name="T2"> The exception to this rule are Jobs that require multiple Workers →</text:span><text:span text:style-name="T7"> receive special Cards, featuring extra information. </text:span></text:p>
      <text:p text:style-name="P12"><text:span text:style-name="T7"/></text:p>
      <text:p text:style-name="P13"><text:span text:style-name="T2">(Everyone’s) Cards:</text:span></text:p>
      <text:list xml:id="list1413973397" text:style-name="L5">
        <text:list-item>
          <text:p text:style-name="P15"><text:span text:style-name="T2">User picture</text:span></text:p>
        </text:list-item>
        <text:list-item>
          <text:p text:style-name="P15"><text:span text:style-name="T2">Name and Surname</text:span></text:p>
        </text:list-item>
        <text:list-item>
          <text:p text:style-name="P15"><text:span text:style-name="T2">Name and logo of the Festival</text:span></text:p>
        </text:list-item>
      </text:list>
      <text:p text:style-name="P12"><text:soft-page-break/><text:span text:style-name="T7"/></text:p>
      <text:p text:style-name="P13"><text:span text:style-name="T2">Workers’ Cards contain all of the above, </text:span><text:span text:style-name="T1">as well as</text:span><text:span text:style-name="T2">:</text:span></text:p>
      <text:list xml:id="list2284589170" text:style-name="L4">
        <text:list-item>
          <text:p text:style-name="P14"><text:span text:style-name="T2">All the data already contained in Everyone’s Card</text:span></text:p>
        </text:list-item>
        <text:list-item>
          <text:p text:style-name="P14"><text:span text:style-name="T2">Time and Location of Job ‘execution’</text:span></text:p>
        </text:list-item>
      </text:list>
      <text:p text:style-name="P13"><text:span text:style-name="T2"/></text:p>
      <text:p text:style-name="P13"><text:span text:style-name="T2"/></text:p>
      <text:p text:style-name="P6"><text:span text:style-name="T2"/></text:p>
      <text:p text:style-name="P6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33:49.926360376</meta:creation-date>
    <dc:date>2019-10-29T19:10:31.454556462</dc:date>
    <meta:editing-duration>PT2H53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391" meta:character-count="2539" meta:non-whitespace-character-count="2187"/>
  </office:meta>
</office:document-meta>
</file>